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-color="#dddddd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4" style:family="paragraph">
      <loext:graphic-properties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5" style:family="paragraph">
      <loext:graphic-properties draw:fill-color="#729fc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-color="#ff6d6d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-color="#77bc65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ffff6d"/>
      <style:paragraph-properties fo:text-align="center" style:writing-mode="lr-tb"/>
      <style:text-properties fo:font-size="6pt" style:font-size-asian="6pt" style:font-size-complex="6pt"/>
    </style:style>
    <style:style style:name="P10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>
        <style:tab-stops/>
      </style:paragraph-properties>
      <style:text-properties fo:font-size="6pt" style:font-size-asian="6pt" style:font-size-complex="6pt" fo:hyphenate="false" loext:hyphenation-no-caps="false" loext:hyphenation-no-last-word="false"/>
    </style:style>
    <style:style style:name="P12" style:family="paragraph">
      <style:paragraph-properties fo:text-align="center"/>
    </style:style>
    <style:style style:name="P1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14" style:family="paragraph">
      <loext:graphic-properties draw:fill-color="#ff972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15" style:family="paragraph"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6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>
        <style:tab-stops/>
      </style:paragraph-properties>
      <style:text-properties fo:font-size="6pt" style:font-size-asian="6pt" style:font-size-complex="6pt" fo:hyphenate="false" loext:hyphenation-no-caps="false" loext:hyphenation-no-last-word="false"/>
    </style:style>
    <style:style style:name="P17" style:family="paragraph">
      <loext:graphic-properties draw:fill-color="#ffff6d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6pt" style:font-size-asian="6pt" style:font-size-complex="6pt"/>
    </style:style>
    <style:style style:name="P19" style:family="paragraph">
      <loext:graphic-properties draw:fill-color="#729fcf"/>
      <style:paragraph-properties fo:text-align="center" style:writing-mode="lr-tb"/>
      <style:text-properties fo:font-size="6pt" style:font-size-asian="6pt" style:font-size-complex="6pt"/>
    </style:style>
    <style:style style:name="P20" style:family="paragraph">
      <loext:graphic-properties draw:fill-color="#ff6d6d"/>
      <style:paragraph-properties fo:text-align="center" style:writing-mode="lr-tb"/>
      <style:text-properties fo:font-size="6pt" style:font-size-asian="6pt" style:font-size-complex="6pt"/>
    </style:style>
    <style:style style:name="P21" style:family="paragraph">
      <loext:graphic-properties draw:fill-color="#77bc65"/>
      <style:paragraph-properties fo:text-align="center" style:writing-mode="lr-tb"/>
      <style:text-properties fo:font-size="6pt" style:font-size-asian="6pt" style:font-size-complex="6pt"/>
    </style:style>
    <style:style style:name="P22" style:family="paragraph">
      <loext:graphic-properties draw:fill-color="#bf819e"/>
      <style:paragraph-properties fo:text-align="center" style:writing-mode="lr-tb"/>
      <style:text-properties fo:font-size="6pt" style:font-size-asian="6pt" style:font-size-complex="6pt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P24" style:family="paragraph">
      <loext:graphic-properties draw:fill-color="#bf819e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gr1" style:family="graphic">
      <style:graphic-properties svg:stroke-width="0.0201in" svg:stroke-color="#666666" draw:marker-start-width="0.1689in" draw:marker-end-width="0.1689in" draw:fill-color="#dddddd" draw:textarea-horizontal-align="justify" draw:textarea-vertical-align="middle" draw:auto-grow-height="false" fo:min-height="0.1783in" fo:min-width="0.572in" fo:padding-top="0.0098in" fo:padding-bottom="0.0098in" fo:padding-left="0.0098in" fo:padding-right="0.0098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666666" draw:fill-color="#ffffff" draw:textarea-horizontal-align="justify" draw:textarea-vertical-align="top" draw:auto-grow-height="false" fo:min-height="1.65in" fo:min-width="2.5598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666666" draw:fill-color="#ffffff" draw:textarea-horizontal-align="justify" draw:textarea-vertical-align="top" draw:auto-grow-height="false" fo:min-height="2.9535in" fo:min-width="2.5598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3465a4" draw:fill-color="#729fcf" draw:textarea-horizontal-align="justify" draw:textarea-vertical-align="middle" draw:auto-grow-height="false" fo:min-height="0.1783in" fo:min-width="0.57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10d0c" draw:fill-color="#ff6d6d" draw:textarea-horizontal-align="justify" draw:textarea-vertical-align="middle" draw:auto-grow-height="false" fo:min-height="0.1783in" fo:min-width="0.5728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666666" draw:fill-color="#ffffff" draw:textarea-horizontal-align="justify" draw:textarea-vertical-align="top" draw:auto-grow-height="false" fo:min-height="4.922in" fo:min-width="2.559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69a2e" draw:fill-color="#77bc65" draw:textarea-horizontal-align="justify" draw:textarea-vertical-align="middle" draw:auto-grow-height="false" fo:min-height="0.1783in" fo:min-width="0.57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e6e905" draw:fill-color="#ffff6d" draw:textarea-horizontal-align="justify" draw:textarea-vertical-align="middle" draw:auto-grow-height="false" fo:min-height="0.1783in" fo:min-width="0.5728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draw:textarea-vertical-align="middle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marker-end="Arrowheads_20_1" draw:marker-end-width="0.078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000000" draw:marker-end="" draw:marker-end-width="0.078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ea7500" draw:fill-color="#ff972f" draw:textarea-horizontal-align="justify" draw:textarea-vertical-align="middle" draw:auto-grow-height="false" fo:min-height="0.0992in" fo:min-width="0.099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e6e905" draw:fill-color="#ffff6d" draw:textarea-horizontal-align="justify" draw:textarea-vertical-align="middle" draw:auto-grow-height="false" fo:min-height="0.1791in" fo:min-width="0.5736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666666" draw:fill-color="#ffffff" draw:textarea-horizontal-align="justify" draw:textarea-vertical-align="top" draw:auto-grow-height="false" fo:min-height="5.611in" fo:min-width="2.559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e6e905" draw:fill-color="#ffff6d" draw:textarea-horizontal-align="justify" draw:textarea-vertical-align="middle" draw:auto-grow-height="false" fo:min-height="0.1783in" fo:min-width="0.57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ea7500" draw:fill-color="#ff972f" draw:textarea-horizontal-align="justify" draw:textarea-vertical-align="middle" draw:auto-grow-height="false" fo:min-height="0.0984in" fo:min-width="0.098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f10d0c" draw:fill-color="#ff6d6d" draw:textarea-horizontal-align="justify" draw:textarea-vertical-align="middle" draw:auto-grow-height="false" fo:min-height="0.1783in" fo:min-width="0.57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780373" draw:fill-color="#bf819e" draw:textarea-horizontal-align="justify" draw:textarea-vertical-align="middle" draw:auto-grow-height="false" fo:min-height="0.1783in" fo:min-width="0.57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069a2e" draw:fill-color="#77bc65" draw:textarea-horizontal-align="justify" draw:textarea-vertical-align="middle" draw:auto-grow-height="false" fo:min-height="0.1783in" fo:min-width="0.5728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5" draw:text-style-name="P6" svg:width="0.5913in" svg:height="0.1969in" svg:x="0.7866in" svg:y="0.098in"><text:p text:style-name="P1"><text:span text:style-name="T1">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2" draw:style-name="gr7" draw:text-style-name="P7" svg:width="0.5906in" svg:height="0.1969in" svg:x="1.6728in" svg:y="0.098in"><text:p text:style-name="P1"><text:span text:style-name="T1">Spell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3" draw:style-name="gr15" draw:text-style-name="P17" svg:width="0.5906in" svg:height="0.1969in" svg:x="2.5591in" svg:y="0.098in"><text:p text:style-name="P1"><text:span text:style-name="T1">Promp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4" draw:style-name="gr4" draw:text-style-name="P5" svg:width="0.5906in" svg:height="0.1969in" svg:x="3.3465in" svg:y="0.098in"><text:p text:style-name="P1"><text:span text:style-name="T1">Viewpo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5" draw:style-name="gr18" draw:text-style-name="P24" svg:width="0.5906in" svg:height="0.1969in" svg:x="4.1339in" svg:y="0.098in"><text:p text:style-name="P1"><text:span text:style-name="T1">Us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Horizontal line 1" draw:style-name="gr10" draw:text-style-name="P12" svg:x1="5.1181in" svg:y1="0.2945in" svg:x2="5.7091in" svg:y2="0.2945in"><text:p/></draw:line><draw:frame text:anchor-type="paragraph" draw:z-index="6" draw:name="Text Frame 1" draw:style-name="gr9" draw:text-style-name="P23" svg:width="0.5913in" svg:height="0.1969in" svg:x="5.1181in" svg:y="0.098in"><draw:text-box><text:p text:style-name="P10"><text:span text:style-name="T1">Message</text:span></text:p></draw:text-box></draw:frame><draw:custom-shape text:anchor-type="paragraph" draw:z-index="7" draw:name="Shape 7" draw:style-name="gr16" draw:text-style-name="P14" svg:width="0.1976in" svg:height="0.1976in" svg:x="6.0043in" svg:y="0.098in"><text:p text:style-name="P13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 8" draw:style-name="gr16" draw:text-style-name="P14" svg:width="0.1976in" svg:height="0.1976in" svg:x="6.3972in" svg:y="0.098in"><text:p text:style-name="P13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name="Shape 9" draw:style-name="gr18" draw:text-style-name="P22" svg:width="0.5906in" svg:height="0.1969in" svg:x="0.098in" svg:y="0.7866in"><text:p text:style-name="P8"><text:span text:style-name="T2">Text Enter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10" draw:style-name="gr15" draw:text-style-name="P9" svg:width="0.5906in" svg:height="0.1969in" svg:x="1.3783in" svg:y="0.7874in"><text:p text:style-name="P8"><text:span text:style-name="T2">Waiting for code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 6" draw:style-name="gr16" draw:text-style-name="P14" svg:width="0.1976in" svg:height="0.1976in" svg:x="2.1661in" svg:y="0.7866in"><text:p text:style-name="P13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name="Shape 11" draw:style-name="gr7" draw:text-style-name="P21" svg:width="0.5906in" svg:height="0.1969in" svg:x="2.9535in" svg:y="0.7874in"><text:p text:style-name="P8"><text:span text:style-name="T2">Is Code Valid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12" draw:style-name="gr16" draw:text-style-name="P14" svg:width="0.1976in" svg:height="0.1976in" svg:x="3.7402in" svg:y="0.7866in"><text:p text:style-name="P13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4" draw:name="Shape 13" draw:style-name="gr17" draw:text-style-name="P20" svg:width="0.5906in" svg:height="0.1969in" svg:x="4.5283in" svg:y="0.7866in"><text:p text:style-name="P8"><text:span text:style-name="T2">Is spell available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 17" draw:style-name="gr12" draw:text-style-name="P14" svg:width="0.198in" svg:height="0.198in" svg:x="4.7236in" svg:y="2.7555in"><text:p text:style-name="P13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6" draw:name="Shape 20" draw:style-name="gr17" draw:text-style-name="P20" svg:width="0.5906in" svg:height="0.1969in" svg:x="4.528in" svg:y="2.2638in"><text:p text:style-name="P8"><text:span text:style-name="T2">Answer correct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 21" draw:style-name="gr8" draw:text-style-name="P9" svg:width="0.5913in" svg:height="0.1969in" svg:x="6.398in" svg:y="2.2638in"><text:p text:style-name="P8"><text:span text:style-name="T2">Request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 22" draw:style-name="gr4" draw:text-style-name="P19" svg:width="0.5906in" svg:height="0.1969in" svg:x="6.398in" svg:y="2.7563in"><text:p text:style-name="P8"><text:span text:style-name="T2">Request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" draw:name="Horizontal line 2" draw:style-name="gr10" draw:text-style-name="P12" svg:x1="0.6882in" svg:y1="0.8854in" svg:x2="1.3783in" svg:y2="0.8854in"><text:p/></draw:line><draw:line text:anchor-type="paragraph" draw:z-index="21" draw:name="Horizontal line 3" draw:style-name="gr11" draw:text-style-name="P12" svg:x1="1.6736in" svg:y1="0.9839in" svg:x2="1.6736in" svg:y2="1.3776in"><text:p/></draw:line><draw:line text:anchor-type="paragraph" draw:z-index="22" draw:name="Horizontal line 4" draw:style-name="gr10" draw:text-style-name="P12" svg:x1="2.3626in" svg:y1="0.8854in" svg:x2="2.9535in" svg:y2="0.8854in"><text:p/></draw:line><draw:frame text:anchor-type="paragraph" draw:z-index="23" draw:name="Text Frame 2" draw:style-name="gr9" draw:text-style-name="P16" svg:width="0.7878in" svg:height="0.1969in" svg:x="2.1661in" svg:y="0.689in"><draw:text-box><text:p text:style-name="P15"><text:span text:style-name="T2">(2) c_ReturnCode</text:span></text:p></draw:text-box></draw:frame><draw:line text:anchor-type="paragraph" draw:z-index="24" draw:name="Horizontal line 5" draw:style-name="gr11" draw:text-style-name="P12" svg:x1="3.5437in" svg:y1="0.8854in" svg:x2="3.7409in" svg:y2="0.8854in"><text:p/></draw:line><draw:line text:anchor-type="paragraph" draw:z-index="25" draw:name="Horizontal line 6" draw:style-name="gr10" draw:text-style-name="P12" svg:x1="3.9374in" svg:y1="0.8854in" svg:x2="4.5283in" svg:y2="0.8854in"><text:p/></draw:line><draw:frame text:anchor-type="paragraph" draw:z-index="26" draw:name="Text Frame 3" draw:style-name="gr9" draw:text-style-name="P11" svg:width="0.8862in" svg:height="0.1969in" svg:x="3.6425in" svg:y="0.689in"><draw:text-box><text:p text:style-name="P15"><text:span text:style-name="T2">(3) c_ActivateSpell</text:span></text:p></draw:text-box></draw:frame><draw:custom-shape text:anchor-type="paragraph" draw:z-index="27" draw:name="Shape 24" draw:style-name="gr16" draw:text-style-name="P14" svg:width="0.1976in" svg:height="0.1976in" svg:x="5.3161in" svg:y="0.7866in"><text:p text:style-name="P13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8" draw:name="Horizontal line 8" draw:style-name="gr10" draw:text-style-name="P12" svg:x1="5.5126in" svg:y1="0.8854in" svg:x2="6.3988in" svg:y2="0.8854in"><text:p/></draw:line><draw:line text:anchor-type="paragraph" draw:z-index="29" draw:name="Horizontal line 9" draw:style-name="gr11" draw:text-style-name="P12" svg:x1="5.611in" svg:y1="0.8854in" svg:x2="5.611in" svg:y2="1.378in"><text:p/></draw:line><draw:frame text:anchor-type="paragraph" draw:z-index="30" draw:name="Text Frame 4" draw:style-name="gr9" draw:text-style-name="P16" svg:width="0.8858in" svg:height="0.1969in" svg:x="5.5134in" svg:y="0.689in"><draw:text-box><text:p text:style-name="P15"><text:span text:style-name="T2">(4) c_SetCurrentSpell</text:span></text:p></draw:text-box></draw:frame><draw:line text:anchor-type="paragraph" draw:z-index="31" draw:name="Horizontal line 10" draw:style-name="gr10" draw:text-style-name="P12" svg:x1="5.611in" svg:y1="1.378in" svg:x2="6.3984in" svg:y2="1.378in"><text:p/></draw:line><draw:frame text:anchor-type="paragraph" draw:z-index="32" draw:name="Text Frame 5" draw:style-name="gr9" draw:text-style-name="P11" svg:width="0.7878in" svg:height="0.1969in" svg:x="5.611in" svg:y="1.1807in"><draw:text-box><text:p text:style-name="P15"><text:span text:style-name="T2">(5) c_RequestAnswer</text:span></text:p></draw:text-box></draw:frame><draw:custom-shape text:anchor-type="paragraph" draw:z-index="33" draw:name="Shape 25" draw:style-name="gr19" draw:text-style-name="P21" svg:width="0.5913in" svg:height="0.1969in" svg:x="6.3984in" svg:y="0.7874in"><text:p text:style-name="P8"><text:span text:style-name="T2">Set Current 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Shape 26" draw:style-name="gr8" draw:text-style-name="P9" svg:width="0.5913in" svg:height="0.1969in" svg:x="6.3984in" svg:y="1.2791in"><text:p text:style-name="P8"><text:span text:style-name="T2">Request Answ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Shape 15" draw:style-name="gr12" draw:text-style-name="P14" svg:width="0.198in" svg:height="0.198in" svg:x="1.5744in" svg:y="1.3764in"><text:p text:style-name="P13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6" draw:name="Horizontal line 7" draw:style-name="gr11" draw:text-style-name="P12" svg:x1="5.1189in" svg:y1="0.8854in" svg:x2="5.3161in" svg:y2="0.8854in"><text:p/></draw:line><draw:line text:anchor-type="paragraph" draw:z-index="37" draw:name="Horizontal line 11" draw:style-name="gr11" draw:text-style-name="P12" svg:x1="1.9689in" svg:y1="0.8854in" svg:x2="2.1661in" svg:y2="0.8854in"><text:p/></draw:line><draw:line text:anchor-type="paragraph" draw:z-index="38" draw:name="Horizontal line 12" draw:style-name="gr10" draw:text-style-name="P12" svg:x1="1.6728in" svg:y1="1.5744in" svg:x2="1.6736in" svg:y2="2.2642in"><text:p/></draw:line><draw:custom-shape text:anchor-type="paragraph" draw:z-index="39" draw:name="Shape 16" draw:style-name="gr15" draw:text-style-name="P9" svg:width="0.5906in" svg:height="0.1969in" svg:x="1.378in" svg:y="2.2638in"><text:p text:style-name="P8"><text:span text:style-name="T2">Waiting for Answer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Shape 27" draw:style-name="gr16" draw:text-style-name="P14" svg:width="0.1976in" svg:height="0.1976in" svg:x="2.1654in" svg:y="2.2634in"><text:p text:style-name="P13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1" draw:name="Horizontal line 13" draw:style-name="gr10" draw:text-style-name="P12" svg:x1="2.3618in" svg:y1="2.3618in" svg:x2="2.9528in" svg:y2="2.3618in"><text:p/></draw:line><draw:frame text:anchor-type="paragraph" draw:z-index="42" draw:name="Text Frame 6" draw:style-name="gr9" draw:text-style-name="P16" svg:width="0.6898in" svg:height="0.1969in" svg:x="2.2634in" svg:y="2.1654in"><draw:text-box><text:p text:style-name="P15"><text:span text:style-name="T2">(7) c_ReturnAnswer</text:span></text:p></draw:text-box></draw:frame><draw:line text:anchor-type="paragraph" draw:z-index="43" draw:name="Horizontal line 14" draw:style-name="gr11" draw:text-style-name="P12" svg:x1="1.9681in" svg:y1="2.3618in" svg:x2="2.1654in" svg:y2="2.3618in"><text:p/></draw:line><draw:custom-shape text:anchor-type="paragraph" draw:z-index="44" draw:name="Shape 18" draw:style-name="gr7" draw:text-style-name="P21" svg:width="0.5906in" svg:height="0.1969in" svg:x="2.9528in" svg:y="2.2638in"><text:p text:style-name="P8"><text:span text:style-name="T2">Current spell select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5" draw:name="Shape 28" draw:style-name="gr16" draw:text-style-name="P14" svg:width="0.1976in" svg:height="0.1976in" svg:x="3.7398in" svg:y="2.2634in"><text:p text:style-name="P13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6" draw:name="Horizontal line 15" draw:style-name="gr11" draw:text-style-name="P12" svg:x1="3.5429in" svg:y1="2.3618in" svg:x2="3.7402in" svg:y2="2.3618in"><text:p/></draw:line><draw:line text:anchor-type="paragraph" draw:z-index="47" draw:name="Horizontal line 16" draw:style-name="gr10" draw:text-style-name="P12" svg:x1="3.9366in" svg:y1="2.3618in" svg:x2="4.5276in" svg:y2="2.3618in"><text:p/></draw:line><draw:frame text:anchor-type="paragraph" draw:z-index="48" draw:name="Text Frame 7" draw:style-name="gr9" draw:text-style-name="P11" svg:width="0.7886in" svg:height="0.1969in" svg:x="3.7398in" svg:y="2.1654in"><draw:text-box><text:p text:style-name="P15"><text:span text:style-name="T2">(8) c_ReturnAnswer</text:span></text:p></draw:text-box></draw:frame><draw:custom-shape text:anchor-type="paragraph" draw:z-index="49" draw:name="Shape 19" draw:style-name="gr16" draw:text-style-name="P14" svg:width="0.1976in" svg:height="0.1976in" svg:x="5.3154in" svg:y="2.2634in"><text:p text:style-name="P13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0" draw:name="Horizontal line 17" draw:style-name="gr10" draw:text-style-name="P12" svg:x1="5.5118in" svg:y1="2.3618in" svg:x2="6.398in" svg:y2="2.3618in"><text:p/></draw:line><draw:line text:anchor-type="paragraph" draw:z-index="51" draw:name="Horizontal line 18" draw:style-name="gr11" draw:text-style-name="P12" svg:x1="5.6102in" svg:y1="2.3618in" svg:x2="5.6102in" svg:y2="2.8543in"><text:p/></draw:line><draw:frame text:anchor-type="paragraph" draw:z-index="52" draw:name="Text Frame 8" draw:style-name="gr9" draw:text-style-name="P11" svg:width="0.8858in" svg:height="0.1969in" svg:x="5.5126in" svg:y="2.1654in"><draw:text-box><text:p text:style-name="P15"><text:span text:style-name="T2">(9) c_RequestClick</text:span></text:p></draw:text-box></draw:frame><draw:line text:anchor-type="paragraph" draw:z-index="53" draw:name="Horizontal line 19" draw:style-name="gr10" draw:text-style-name="P12" svg:x1="5.6102in" svg:y1="2.8539in" svg:x2="6.3976in" svg:y2="2.8539in"><text:p/></draw:line><draw:frame text:anchor-type="paragraph" draw:z-index="54" draw:name="Text Frame 9" draw:style-name="gr9" draw:text-style-name="P11" svg:width="0.6898in" svg:height="0.1969in" svg:x="5.7083in" svg:y="2.6571in"><draw:text-box><text:p text:style-name="P15"><text:span text:style-name="T2">(10) c_RequestClick</text:span></text:p></draw:text-box></draw:frame><draw:line text:anchor-type="paragraph" draw:z-index="55" draw:name="Horizontal line 20" draw:style-name="gr11" draw:text-style-name="P12" svg:x1="5.1181in" svg:y1="2.3618in" svg:x2="5.3154in" svg:y2="2.3618in"><text:p/></draw:line><draw:line text:anchor-type="paragraph" draw:z-index="56" draw:name="Horizontal line 21" draw:style-name="gr11" draw:text-style-name="P12" svg:x1="4.8228in" svg:y1="2.4602in" svg:x2="4.8228in" svg:y2="2.7555in"><text:p/></draw:line><draw:line text:anchor-type="paragraph" draw:z-index="57" draw:name="Horizontal line 22" draw:style-name="gr11" draw:text-style-name="P12" svg:x1="4.8236in" svg:y1="2.9535in" svg:x2="4.8236in" svg:y2="3.3465in"><text:p/></draw:line><draw:custom-shape text:anchor-type="paragraph" draw:z-index="60" draw:name="Shape 14" draw:style-name="gr18" draw:text-style-name="P22" svg:width="0.5906in" svg:height="0.1969in" svg:x="0.0972in" svg:y="3.839in"><text:p text:style-name="P8"><text:span text:style-name="T2">Mouse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1" draw:name="Shape 30" draw:style-name="gr16" draw:text-style-name="P14" svg:width="0.1976in" svg:height="0.1976in" svg:x="2.1654in" svg:y="3.8382in"><text:p text:style-name="P13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2" draw:name="Horizontal line 24" draw:style-name="gr10" draw:text-style-name="P12" svg:x1="0.6874in" svg:y1="3.9366in" svg:x2="1.3776in" svg:y2="3.9366in"><text:p/></draw:line><draw:line text:anchor-type="paragraph" draw:z-index="63" draw:name="Horizontal line 25" draw:style-name="gr10" draw:text-style-name="P12" svg:x1="2.3618in" svg:y1="3.937in" svg:x2="2.9528in" svg:y2="3.937in"><text:p/></draw:line><draw:frame text:anchor-type="paragraph" draw:z-index="64" draw:name="Text Frame 11" draw:style-name="gr9" draw:text-style-name="P16" svg:width="0.7878in" svg:height="0.1969in" svg:x="2.1654in" svg:y="3.7402in"><draw:text-box><text:p text:style-name="P15"><text:span text:style-name="T2">(12) c_ReturnClick</text:span></text:p></draw:text-box></draw:frame><draw:line text:anchor-type="paragraph" draw:z-index="65" draw:name="Horizontal line 26" draw:style-name="gr11" draw:text-style-name="P12" svg:x1="1.9681in" svg:y1="3.937in" svg:x2="2.1654in" svg:y2="3.937in"><text:p/></draw:line><draw:custom-shape text:anchor-type="paragraph" draw:z-index="66" draw:name="Shape 29" draw:style-name="gr4" draw:text-style-name="P19" svg:width="0.5906in" svg:height="0.1969in" svg:x="1.378in" svg:y="3.839in"><text:p text:style-name="P8"><text:span text:style-name="T2">Waiting for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7" draw:name="Shape 31" draw:style-name="gr7" draw:text-style-name="P21" svg:width="0.5906in" svg:height="0.1969in" svg:x="2.9528in" svg:y="3.839in"><text:p text:style-name="P8"><text:span text:style-name="T2">Current spell select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8" draw:name="Shape 32" draw:style-name="gr17" draw:text-style-name="P20" svg:width="0.5906in" svg:height="0.1969in" svg:x="4.528in" svg:y="3.839in"><text:p text:style-name="P8"><text:span text:style-name="T2">Waiting for click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9" draw:name="Shape 33" draw:style-name="gr16" draw:text-style-name="P14" svg:width="0.1976in" svg:height="0.1976in" svg:x="3.7398in" svg:y="3.8382in"><text:p text:style-name="P13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0" draw:name="Horizontal line 27" draw:style-name="gr11" draw:text-style-name="P12" svg:x1="3.5429in" svg:y1="3.937in" svg:x2="3.7402in" svg:y2="3.937in"><text:p/></draw:line><draw:line text:anchor-type="paragraph" draw:z-index="71" draw:name="Horizontal line 28" draw:style-name="gr10" draw:text-style-name="P12" svg:x1="3.9366in" svg:y1="3.937in" svg:x2="4.5276in" svg:y2="3.937in"><text:p/></draw:line><draw:frame text:anchor-type="paragraph" draw:z-index="72" draw:name="Text Frame 12" draw:style-name="gr9" draw:text-style-name="P11" svg:width="0.7878in" svg:height="0.1969in" svg:x="3.7402in" svg:y="3.7402in"><draw:text-box><text:p text:style-name="P15"><text:span text:style-name="T2">(13) c_ReturnClick</text:span></text:p></draw:text-box></draw:frame><draw:custom-shape text:anchor-type="paragraph" draw:z-index="73" draw:name="Shape 36" draw:style-name="gr16" draw:text-style-name="P14" svg:width="0.1976in" svg:height="0.1976in" svg:x="5.3146in" svg:y="3.8382in"><text:p text:style-name="P13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4" draw:name="Horizontal line 29" draw:style-name="gr10" draw:text-style-name="P12" svg:x1="5.511in" svg:y1="3.937in" svg:x2="6.3972in" svg:y2="3.937in"><text:p/></draw:line><draw:frame text:anchor-type="paragraph" draw:z-index="75" draw:name="Text Frame 13" draw:style-name="gr9" draw:text-style-name="P11" svg:width="0.6898in" svg:height="0.1969in" svg:x="5.7075in" svg:y="3.7402in"><draw:text-box><text:p text:style-name="P10"><text:span text:style-name="T2">(14) c_CastSpell</text:span></text:p></draw:text-box></draw:frame><draw:line text:anchor-type="paragraph" draw:z-index="76" draw:name="Horizontal line 32" draw:style-name="gr11" draw:text-style-name="P12" svg:x1="5.1173in" svg:y1="3.937in" svg:x2="5.3146in" svg:y2="3.937in"><text:p/></draw:line><draw:custom-shape text:anchor-type="paragraph" draw:z-index="77" draw:name="Shape 34" draw:style-name="gr4" draw:text-style-name="P19" svg:width="0.5906in" svg:height="0.1969in" svg:x="6.398in" svg:y="3.839in"><text:p text:style-name="P8"><text:span text:style-name="T2">Perform 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8" draw:name="Horizontal line 30" draw:style-name="gr11" draw:text-style-name="P12" svg:x1="5.6102in" svg:y1="3.937in" svg:x2="5.6102in" svg:y2="4.4295in"><text:p/></draw:line><draw:line text:anchor-type="paragraph" draw:z-index="79" draw:name="Horizontal line 31" draw:style-name="gr10" draw:text-style-name="P12" svg:x1="5.6102in" svg:y1="4.4291in" svg:x2="6.3976in" svg:y2="4.4291in"><text:p/></draw:line><draw:frame text:anchor-type="paragraph" draw:z-index="80" draw:name="Text Frame 14" draw:style-name="gr9" draw:text-style-name="P11" svg:width="0.6898in" svg:height="0.1969in" svg:x="5.7083in" svg:y="4.2319in"><draw:text-box><text:p text:style-name="P10"><text:span text:style-name="T2">(6) c_RequestCode</text:span></text:p></draw:text-box></draw:frame><draw:custom-shape text:anchor-type="paragraph" draw:z-index="81" draw:name="Shape 35" draw:style-name="gr8" draw:text-style-name="P9" svg:width="0.5913in" svg:height="0.1969in" svg:x="6.398in" svg:y="4.3307in"><text:p text:style-name="P8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2" draw:name="Text Frame 16" draw:style-name="gr9" draw:text-style-name="P18" svg:width="0.5913in" svg:height="0.1969in" svg:x="0.7874in" svg:y="3.7409in"><draw:text-box><text:p text:style-name="P15"><text:span text:style-name="T2">(11)v_OnMouse </text:span></text:p></draw:text-box></draw:frame><draw:custom-shape text:anchor-type="paragraph" draw:z-index="83" draw:name="Shape 37" draw:style-name="gr15" draw:text-style-name="P17" svg:width="0.5906in" svg:height="0.1969in" svg:x="7.9728in" svg:y="-0.0008in"><text:p text:style-name="P1"><text:span text:style-name="T1">Promp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4" draw:name="Shape 38" draw:style-name="gr14" draw:text-style-name="P4" svg:width="2.5594in" svg:height="5.6114in" svg:x="7.9728in" svg:y="0.1957in"><text:p text:style-name="P3"><text:span text:style-name="T1">Every path should lead to a call request to Prompt</text:span></text:p><text:p text:style-name="P3"><text:span text:style-name="T1"/></text:p><text:p text:style-name="P3"><text:span text:style-name="T1">Prompt has 4 strings:</text:span></text:p><text:p text:style-name="P3"><text:span text:style-name="T1">Internal</text:span></text:p><text:p text:style-name="P3"><text:span text:style-name="T1">Dialogue</text:span></text:p><text:p text:style-name="P3"><text:span text:style-name="T1">Prompt</text:span></text:p><text:p text:style-name="P3"><text:span text:style-name="T1">Answer</text:span></text:p><text:p text:style-name="P3"><text:span text:style-name="T1"/></text:p><text:p text:style-name="P3"><text:span text:style-name="T1">Dialogue could be used to display:</text:span></text:p><text:p text:style-name="P3"><text:span text:style-name="T1"><text:s text:c="5"/>“</text:span><text:span text:style-name="T1">you entered x, correct answer y”</text:span></text:p><text:p text:style-name="P3"><text:span text:style-name="T1"><text:s text:c="5"/></text:span><text:span text:style-name="T1">But this is not necessary for the system to work</text:span></text:p><text:p text:style-name="P3"><text:span text:style-name="T1"/></text:p><text:p text:style-name="P3"><text:span text:style-name="T1">(1) type == c_PutChar:</text:span></text:p><text:p text:style-name="P3"><text:span text:style-name="T1">If char == \n:</text:span></text:p><text:p text:style-name="P3"><text:span text:style-name="T1"><text:s text:c="4"/></text:span><text:span text:style-name="T1">If state == waiting for code:</text:span></text:p><text:p text:style-name="P3"><text:span text:style-name="T1"><text:s text:c="8"/></text:span><text:span text:style-name="T1">Send address of internal to spellbar (2)</text:span></text:p><text:p text:style-name="P3"><text:span text:style-name="T1"><text:s text:c="8"/></text:span><text:span text:style-name="T1">(c_ReturnCode)</text:span></text:p><text:p text:style-name="P3"><text:span text:style-name="T1"><text:s text:c="4"/></text:span><text:span text:style-name="T1">If state == waiting for answer</text:span></text:p><text:p text:style-name="P3"><text:span text:style-name="T1"><text:s text:c="8"/></text:span><text:span text:style-name="T1">Send address of internal to spellbar (6)</text:span></text:p><text:p text:style-name="P3"><text:span text:style-name="T1"><text:s text:c="7"/></text:span><text:span text:style-name="T1">(c_ReturnAnswer)</text:span></text:p><text:p text:style-name="P3"><text:span text:style-name="T1"><text:s text:c="4"/></text:span><text:span text:style-name="T1">If state == waiting for click:</text:span></text:p><text:p text:style-name="P3"><text:span text:style-name="T1"><text:s text:c="8"/></text:span><text:span text:style-name="T1">Clear answer</text:span></text:p><text:p text:style-name="P3"><text:span text:style-name="T1"><text:s text:c="8"/></text:span><text:span text:style-name="T1">Clear internal</text:span></text:p><text:p text:style-name="P3"><text:span text:style-name="T1"/></text:p><text:p text:style-name="P3"><text:span text:style-name="T1">(5) type == c_RequestAnswer:</text:span></text:p><text:p text:style-name="P3"><text:span text:style-name="T1"><text:s text:c="4"/></text:span><text:span text:style-name="T1">Clear answer</text:span></text:p><text:p text:style-name="P3"><text:span text:style-name="T1"><text:s text:c="4"/></text:span><text:span text:style-name="T1">Clear internal</text:span></text:p><text:p text:style-name="P3"><text:span text:style-name="T1"><text:s text:c="4"/></text:span><text:span text:style-name="T1">State = waiting for answer</text:span></text:p><text:p text:style-name="P3"><text:span text:style-name="T1"><text:s text:c="4"/></text:span><text:span text:style-name="T1">Prompt = message.string</text:span></text:p><text:p text:style-name="P3"><text:span text:style-name="T1"/></text:p><text:p text:style-name="P3"><text:span text:style-name="T1">(6) type == c_RequestCode //reset system</text:span></text:p><text:p text:style-name="P3"><text:span text:style-name="T1"><text:s text:c="4"/></text:span><text:span text:style-name="T1">State = waiting for code</text:span></text:p><text:p text:style-name="P3"><text:span text:style-name="T1"><text:s text:c="4"/></text:span><text:span text:style-name="T1">Clear address</text:span></text:p><text:p text:style-name="P3"><text:span text:style-name="T1"><text:s text:c="4"/></text:span><text:span text:style-name="T1">Clear internal</text:span></text:p><text:p text:style-name="P3"><text:span text:style-name="T1"><text:s text:c="4"/></text:span><text:span text:style-name="T1">Set prompt to “enter code to select spell:”</text:span></text:p><text:p text:style-name="P3"><text:span text:style-name="T1"/></text:p><text:p text:style-name="P3"><text:span text:style-name="T1">(9) type == c_RequestClick</text:span></text:p><text:p text:style-name="P3"><text:span text:style-name="T1"><text:s text:c="4"/></text:span><text:span text:style-name="T1">State = waiting for click</text:span></text:p><text:p text:style-name="P3"><text:span text:style-name="T1"><text:s text:c="4"/></text:span><text:span text:style-name="T1">Clear address</text:span></text:p><text:p text:style-name="P3"><text:span text:style-name="T1"><text:s text:c="4"/></text:span><text:span text:style-name="T1">Clear internal</text:span></text:p><text:p text:style-name="P3"><text:span text:style-name="T1"><text:s text:c="4"/></text:span><text:span text:style-name="T1">Set prompt to “click to cast spell:”</text:span></text:p><draw:enhanced-geometry svg:viewBox="0 0 21600 21600" draw:type="rectangle" draw:enhanced-path="M 0 0 L 21600 0 21600 21600 0 21600 0 0 Z N"/></draw:custom-shape><draw:line text:anchor-type="paragraph" draw:z-index="85" draw:name="Horizontal line 33" draw:style-name="gr11" draw:text-style-name="P12" svg:x1="3.2484in" svg:y1="0.9839in" svg:x2="3.2484in" svg:y2="1.0819in"><text:p/></draw:line><draw:custom-shape text:anchor-type="paragraph" draw:z-index="86" draw:name="Shape 39" draw:style-name="gr12" draw:text-style-name="P14" svg:width="0.198in" svg:height="0.198in" svg:x="3.1492in" svg:y="1.0819in"><text:p text:style-name="P13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7" draw:name="Horizontal line 34" draw:style-name="gr11" draw:text-style-name="P12" svg:x1="3.2484in" svg:y1="1.2799in" svg:x2="3.2484in" svg:y2="1.4756in"><text:p/></draw:line><draw:line text:anchor-type="paragraph" draw:z-index="88" draw:name="Horizontal line 35" draw:style-name="gr10" draw:text-style-name="P12" svg:x1="3.2484in" svg:y1="1.4764in" svg:x2="3.9374in" svg:y2="1.4764in"><text:p/></draw:line><draw:frame text:anchor-type="paragraph" draw:z-index="89" draw:name="Text Frame 17" draw:style-name="gr9" draw:text-style-name="P11" svg:width="0.6898in" svg:height="0.1969in" svg:x="3.2484in" svg:y="1.2799in"><draw:text-box><text:p text:style-name="P10"><text:span text:style-name="T2">(6) c_RequestCode</text:span></text:p></draw:text-box></draw:frame><draw:custom-shape text:anchor-type="paragraph" draw:z-index="90" draw:name="Shape 40" draw:style-name="gr8" draw:text-style-name="P9" svg:width="0.5913in" svg:height="0.1969in" svg:x="3.9382in" svg:y="1.378in"><text:p text:style-name="P8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1" draw:name="Horizontal line 36" draw:style-name="gr11" draw:text-style-name="P12" svg:x1="4.8244in" svg:y1="0.9839in" svg:x2="4.8244in" svg:y2="1.0819in"><text:p/></draw:line><draw:custom-shape text:anchor-type="paragraph" draw:z-index="92" draw:name="Shape 41" draw:style-name="gr12" draw:text-style-name="P14" svg:width="0.198in" svg:height="0.198in" svg:x="4.7252in" svg:y="1.0819in"><text:p text:style-name="P13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3" draw:name="Horizontal line 37" draw:style-name="gr11" draw:text-style-name="P12" svg:x1="4.8244in" svg:y1="1.2799in" svg:x2="4.8236in" svg:y2="1.8697in"><text:p/></draw:line><draw:line text:anchor-type="paragraph" draw:z-index="94" draw:name="Horizontal line 38" draw:style-name="gr10" draw:text-style-name="P12" svg:x1="4.8236in" svg:y1="1.8693in" svg:x2="6.1028in" svg:y2="1.8701in"><text:p/></draw:line><draw:frame text:anchor-type="paragraph" draw:z-index="95" draw:name="Text Frame 18" draw:style-name="gr9" draw:text-style-name="P11" svg:width="0.6898in" svg:height="0.1969in" svg:x="5.4138in" svg:y="1.6736in"><draw:text-box><text:p text:style-name="P10"><text:span text:style-name="T2">(6) c_RequestCode</text:span></text:p></draw:text-box></draw:frame><draw:custom-shape text:anchor-type="paragraph" draw:z-index="96" draw:name="Shape 42" draw:style-name="gr13" draw:text-style-name="P9" svg:width="0.5921in" svg:height="0.1976in" svg:x="6.1035in" svg:y="1.7717in"><text:p text:style-name="P8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7" draw:name="Horizontal line 39" draw:style-name="gr11" draw:text-style-name="P12" svg:x1="3.2472in" svg:y1="2.4602in" svg:x2="3.2472in" svg:y2="2.5583in"><text:p/></draw:line><draw:custom-shape text:anchor-type="paragraph" draw:z-index="98" draw:name="Shape 43" draw:style-name="gr12" draw:text-style-name="P14" svg:width="0.198in" svg:height="0.198in" svg:x="3.148in" svg:y="2.5583in"><text:p text:style-name="P13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9" draw:name="Horizontal line 40" draw:style-name="gr11" draw:text-style-name="P12" svg:x1="3.2472in" svg:y1="2.7563in" svg:x2="3.2472in" svg:y2="2.952in"><text:p/></draw:line><draw:line text:anchor-type="paragraph" draw:z-index="100" draw:name="Horizontal line 41" draw:style-name="gr10" draw:text-style-name="P12" svg:x1="3.2472in" svg:y1="2.9528in" svg:x2="3.9362in" svg:y2="2.9528in"><text:p/></draw:line><draw:frame text:anchor-type="paragraph" draw:z-index="101" draw:name="Text Frame 19" draw:style-name="gr9" draw:text-style-name="P11" svg:width="0.6898in" svg:height="0.1969in" svg:x="3.2472in" svg:y="2.7563in"><draw:text-box><text:p text:style-name="P10"><text:span text:style-name="T2">(6) c_RequestCode</text:span></text:p></draw:text-box></draw:frame><draw:custom-shape text:anchor-type="paragraph" draw:z-index="102" draw:name="Shape 44" draw:style-name="gr8" draw:text-style-name="P9" svg:width="0.5913in" svg:height="0.1969in" svg:x="3.9366in" svg:y="2.8543in"><text:p text:style-name="P8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3" draw:name="Horizontal line 42" draw:style-name="gr11" draw:text-style-name="P12" svg:x1="1.6736in" svg:y1="2.4602in" svg:x2="1.6736in" svg:y2="2.5583in"><text:p/></draw:line><draw:custom-shape text:anchor-type="paragraph" draw:z-index="104" draw:name="Shape 45" draw:style-name="gr12" draw:text-style-name="P14" svg:width="0.198in" svg:height="0.198in" svg:x="1.5744in" svg:y="2.5583in"><text:p text:style-name="P13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5" draw:name="Horizontal line 43" draw:style-name="gr11" draw:text-style-name="P12" svg:x1="1.6736in" svg:y1="2.7563in" svg:x2="1.6736in" svg:y2="2.952in"><text:p/></draw:line><draw:line text:anchor-type="paragraph" draw:z-index="106" draw:name="Horizontal line 44" draw:style-name="gr10" draw:text-style-name="P12" svg:x1="1.6736in" svg:y1="2.9528in" svg:x2="2.3626in" svg:y2="2.9528in"><text:p/></draw:line><draw:frame text:anchor-type="paragraph" draw:z-index="107" draw:name="Text Frame 20" draw:style-name="gr9" draw:text-style-name="P11" svg:width="0.6898in" svg:height="0.1969in" svg:x="1.6736in" svg:y="2.7563in"><draw:text-box><text:p text:style-name="P10"><text:span text:style-name="T2">(6) c_RequestCode</text:span></text:p></draw:text-box></draw:frame><draw:custom-shape text:anchor-type="paragraph" draw:z-index="108" draw:name="Shape 46" draw:style-name="gr8" draw:text-style-name="P9" svg:width="0.5913in" svg:height="0.1969in" svg:x="2.3634in" svg:y="2.8543in"><text:p text:style-name="P8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 23" draw:style-name="gr8" draw:text-style-name="P9" svg:width="0.5913in" svg:height="0.1969in" svg:x="6.3984in" svg:y="3.248in"><text:p text:style-name="P8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8" draw:name="Horizontal line 23" draw:style-name="gr10" draw:text-style-name="P12" svg:x1="4.8236in" svg:y1="3.3469in" svg:x2="6.3988in" svg:y2="3.3469in"><text:p/></draw:line><draw:frame text:anchor-type="paragraph" draw:z-index="59" draw:name="Text Frame 10" draw:style-name="gr9" draw:text-style-name="P11" svg:width="0.6898in" svg:height="0.1969in" svg:x="5.7091in" svg:y="3.1492in"><draw:text-box><text:p text:style-name="P15"><text:span text:style-name="T2">(6) c_RequestCode</text:span></text:p></draw:text-box></draw:frame><draw:frame text:anchor-type="paragraph" draw:z-index="109" draw:name="Text Frame 21" draw:style-name="gr9" draw:text-style-name="P16" svg:width="0.7878in" svg:height="0.1969in" svg:x="0.5909in" svg:y="0.6882in"><draw:text-box><text:p text:style-name="P15"><text:span text:style-name="T2">(1) c_PutChar == \n</text:span></text:p></draw:text-box></draw:frame><draw:line text:anchor-type="paragraph" draw:z-index="110" draw:name="Horizontal line 45" draw:style-name="gr11" draw:text-style-name="P12" svg:x1="4.8236in" svg:y1="4.0354in" svg:x2="4.8228in" svg:y2="4.4291in"><text:p/></draw:line><draw:custom-shape text:anchor-type="paragraph" draw:z-index="111" draw:name="Shape 47" draw:style-name="gr12" draw:text-style-name="P14" svg:width="0.198in" svg:height="0.198in" svg:x="4.7236in" svg:y="4.4291in"><text:p text:style-name="P13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2" draw:name="Horizontal line 46" draw:style-name="gr11" draw:text-style-name="P12" svg:x1="4.8228in" svg:y1="4.6272in" svg:x2="4.8228in" svg:y2="4.8228in"><text:p/></draw:line><draw:line text:anchor-type="paragraph" draw:z-index="113" draw:name="Horizontal line 47" draw:style-name="gr10" draw:text-style-name="P12" svg:x1="4.8228in" svg:y1="4.8236in" svg:x2="5.5118in" svg:y2="4.8236in"><text:p/></draw:line><draw:frame text:anchor-type="paragraph" draw:z-index="114" draw:name="Text Frame 15" draw:style-name="gr9" draw:text-style-name="P11" svg:width="0.6898in" svg:height="0.1969in" svg:x="4.8228in" svg:y="4.6272in"><draw:text-box><text:p text:style-name="P10"><text:span text:style-name="T2">(6) c_RequestCode</text:span></text:p></draw:text-box></draw:frame><draw:custom-shape text:anchor-type="paragraph" draw:z-index="115" draw:name="Shape 48" draw:style-name="gr8" draw:text-style-name="P9" svg:width="0.5913in" svg:height="0.1969in" svg:x="5.5126in" svg:y="4.7154in"><text:p text:style-name="P8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6" draw:name="Horizontal line 48" draw:style-name="gr11" draw:text-style-name="P12" svg:x1="3.2472in" svg:y1="4.0354in" svg:x2="3.2472in" svg:y2="4.1335in"><text:p/></draw:line><draw:custom-shape text:anchor-type="paragraph" draw:z-index="117" draw:name="Shape 49" draw:style-name="gr12" draw:text-style-name="P14" svg:width="0.198in" svg:height="0.198in" svg:x="3.148in" svg:y="4.1335in"><text:p text:style-name="P13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8" draw:name="Horizontal line 49" draw:style-name="gr11" draw:text-style-name="P12" svg:x1="3.2472in" svg:y1="4.3311in" svg:x2="3.2472in" svg:y2="4.5268in"><text:p/></draw:line><draw:line text:anchor-type="paragraph" draw:z-index="119" draw:name="Horizontal line 50" draw:style-name="gr10" draw:text-style-name="P12" svg:x1="3.2472in" svg:y1="4.528in" svg:x2="3.9362in" svg:y2="4.528in"><text:p/></draw:line><draw:frame text:anchor-type="paragraph" draw:z-index="120" draw:name="Text Frame 22" draw:style-name="gr9" draw:text-style-name="P11" svg:width="0.6898in" svg:height="0.1969in" svg:x="3.2472in" svg:y="4.3311in"><draw:text-box><text:p text:style-name="P10"><text:span text:style-name="T2">(6) c_RequestCode</text:span></text:p></draw:text-box></draw:frame><draw:custom-shape text:anchor-type="paragraph" draw:z-index="121" draw:name="Shape 50" draw:style-name="gr8" draw:text-style-name="P9" svg:width="0.5913in" svg:height="0.1969in" svg:x="3.9366in" svg:y="4.4291in"><text:p text:style-name="P8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2" draw:name="Horizontal line 51" draw:style-name="gr11" draw:text-style-name="P12" svg:x1="1.6728in" svg:y1="4.0362in" svg:x2="1.6728in" svg:y2="4.1343in"><text:p/></draw:line><draw:custom-shape text:anchor-type="paragraph" draw:z-index="123" draw:name="Shape 51" draw:style-name="gr12" draw:text-style-name="P14" svg:width="0.198in" svg:height="0.198in" svg:x="1.5736in" svg:y="4.1339in"><text:p text:style-name="P13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4" draw:name="Horizontal line 52" draw:style-name="gr11" draw:text-style-name="P12" svg:x1="1.6728in" svg:y1="4.3319in" svg:x2="1.6728in" svg:y2="4.5276in"><text:p/></draw:line><draw:line text:anchor-type="paragraph" draw:z-index="125" draw:name="Horizontal line 53" draw:style-name="gr10" draw:text-style-name="P12" svg:x1="1.6728in" svg:y1="4.5283in" svg:x2="2.3618in" svg:y2="4.5283in"><text:p/></draw:line><draw:frame text:anchor-type="paragraph" draw:z-index="126" draw:name="Text Frame 23" draw:style-name="gr9" draw:text-style-name="P11" svg:width="0.6898in" svg:height="0.1969in" svg:x="1.6728in" svg:y="4.3319in"><draw:text-box><text:p text:style-name="P10"><text:span text:style-name="T2">(6) c_RequestCode</text:span></text:p></draw:text-box></draw:frame><draw:custom-shape text:anchor-type="paragraph" draw:z-index="127" draw:name="Shape 52" draw:style-name="gr8" draw:text-style-name="P9" svg:width="0.5913in" svg:height="0.1969in" svg:x="2.3626in" svg:y="4.4299in"><text:p text:style-name="P8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8" draw:name="Shape 53" draw:style-name="gr7" draw:text-style-name="P7" svg:width="0.5906in" svg:height="0.1969in" svg:x="11.2217in" svg:y="0in"><text:p text:style-name="P1"><text:span text:style-name="T1">Spell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9" draw:name="Shape 54" draw:style-name="gr6" draw:text-style-name="P4" svg:width="2.5594in" svg:height="4.9224in" svg:x="11.2217in" svg:y="0.1957in"><text:p text:style-name="P3"><text:span text:style-name="T1">(2) c_ReturnCode:</text:span></text:p><text:p text:style-name="P3"><text:span text:style-name="T1"><text:s text:c="4"/></text:span><text:span text:style-name="T1">If code == “”</text:span></text:p><text:p text:style-name="P3"><text:span text:style-name="T1"><text:s text:c="8"/></text:span><text:span text:style-name="T1">Current spell → c_ActivateSpell </text:span></text:p><text:p text:style-name="P3"><text:span text:style-name="T1"><text:s text:c="4"/></text:span><text:span text:style-name="T1">Lookup spell in dictionary</text:span></text:p><text:p text:style-name="P3"><text:span text:style-name="T1"><text:s text:c="8"/></text:span><text:span text:style-name="T1">If code not in dictinoary:</text:span></text:p><text:p text:style-name="P3"><text:span text:style-name="T1"><text:s text:c="12"/></text:span><text:span text:style-name="T1">Prompt-&gt;c_RequestCode</text:span></text:p><text:p text:style-name="P3"><text:span text:style-name="T1"><text:s text:c="7"/></text:span><text:span text:style-name="T1">Else:</text:span></text:p><text:p text:style-name="P3"><text:span text:style-name="T1"><text:s text:c="12"/></text:span><text:span text:style-name="T1">Spell→c_ActivateSpell</text:span></text:p><text:p text:style-name="P3"><text:span text:style-name="T1"/></text:p><text:p text:style-name="P3"><text:span text:style-name="T1"/></text:p><text:p text:style-name="P3"><text:span text:style-name="T1">(4) c_SetCurrentSpell</text:span></text:p><text:p text:style-name="P3"><text:span text:style-name="T1"><text:s text:c="5"/></text:span><text:span text:style-name="T1">Set current spell</text:span></text:p><text:p text:style-name="P3"><text:span text:style-name="T1"/></text:p><text:p text:style-name="P3"><text:span text:style-name="T1">(7) c_ReturnAnswer</text:span></text:p><text:p text:style-name="P3"><text:span text:style-name="T1"><text:s text:c="5"/></text:span><text:span text:style-name="T1">If no spell selected:</text:span></text:p><text:p text:style-name="P3"><text:span text:style-name="T1"><text:s text:c="8"/></text:span><text:span text:style-name="T1">Prompt→c_RequestCode</text:span></text:p><text:p text:style-name="P3"><text:span text:style-name="T1"><text:s text:c="5"/></text:span><text:span text:style-name="T1">Else</text:span></text:p><text:p text:style-name="P3"><text:span text:style-name="T1"><text:s text:c="8"/></text:span><text:span text:style-name="T1">Spell→c_ReturnAnswer</text:span></text:p><text:p text:style-name="P3"><text:span text:style-name="T1"/></text:p><text:p text:style-name="P3"><text:span text:style-name="T1">(12) c_ReturnClick</text:span></text:p><text:p text:style-name="P3"><text:span text:style-name="T1"><text:s text:c="5"/></text:span><text:span text:style-name="T1">If no spell selected:</text:span></text:p><text:p text:style-name="P3"><text:span text:style-name="T1"><text:s text:c="8"/></text:span><text:span text:style-name="T1">Prompt→c_RequestCode</text:span></text:p><text:p text:style-name="P3"><text:span text:style-name="T1"><text:s text:c="5"/></text:span><text:span text:style-name="T1">Else:</text:span></text:p><text:p text:style-name="P3"><text:span text:style-name="T1"><text:s text:c="8"/></text:span><text:span text:style-name="T1">Spell → c_ReturnClick</text:span></text:p><text:p text:style-name="P3"><text:span text:style-name="T1"/></text:p><draw:enhanced-geometry svg:viewBox="0 0 21600 21600" draw:type="rectangle" draw:enhanced-path="M 0 0 L 21600 0 21600 21600 0 21600 0 0 Z N"/></draw:custom-shape><draw:custom-shape text:anchor-type="paragraph" draw:z-index="131" draw:name="Shape 56" draw:style-name="gr5" draw:text-style-name="P6" svg:width="0.5913in" svg:height="0.1969in" svg:x="0.5366in" svg:y="5.5118in"><text:p text:style-name="P1"><text:span text:style-name="T1">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2" draw:name="Shape 57" draw:style-name="gr4" draw:text-style-name="P5" svg:width="0.5906in" svg:height="0.1969in" svg:x="3.5354in" svg:y="5.5126in"><text:p text:style-name="P1"><text:span text:style-name="T1">Viewpo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0" draw:name="Shape 55" draw:style-name="gr3" draw:text-style-name="P4" svg:width="2.5598in" svg:height="2.9539in" svg:x="0.5366in" svg:y="5.7083in"><text:p text:style-name="P3"><text:span text:style-name="T1">(3) c_ActivateSpell:</text:span></text:p><text:p text:style-name="P3"><text:span text:style-name="T1"><text:s text:c="5"/></text:span><text:span text:style-name="T1">If spell not available:</text:span></text:p><text:p text:style-name="P3"><text:span text:style-name="T1"><text:s text:c="9"/></text:span><text:span text:style-name="T1">Prompt → c_RequestCode</text:span></text:p><text:p text:style-name="P3"><text:span text:style-name="T1"><text:s text:c="4"/></text:span><text:span text:style-name="T1">Else</text:span></text:p><text:p text:style-name="P3"><text:span text:style-name="T1"><text:s text:c="8"/></text:span><text:span text:style-name="T1">State = waiting for answer</text:span></text:p><text:p text:style-name="P3"><text:span text:style-name="T1"><text:s text:c="8"/></text:span><text:span text:style-name="T1">Spellbar → c_SetCurrentSpell</text:span></text:p><text:p text:style-name="P3"><text:span text:style-name="T1"><text:s text:c="8"/></text:span><text:span text:style-name="T1">Prompt→ c_RequestAnswer</text:span></text:p><text:p text:style-name="P3"><text:span text:style-name="T1"/></text:p><text:p text:style-name="P3"><text:span text:style-name="T1">(8) c_ReturnAnswer:</text:span></text:p><text:p text:style-name="P3"><text:span text:style-name="T1"><text:s text:c="5"/></text:span><text:span text:style-name="T1">If answer is correct:</text:span></text:p><text:p text:style-name="P3"><text:span text:style-name="T1"><text:s text:c="9"/></text:span><text:span text:style-name="T1">State = waiting for click</text:span></text:p><text:p text:style-name="P3"><text:span text:style-name="T1"><text:s text:c="9"/></text:span><text:span text:style-name="T1">Prompt→ c_RequestClick</text:span></text:p><text:p text:style-name="P3"><text:span text:style-name="T1"><text:s text:c="9"/></text:span><text:span text:style-name="T1">Viewport→ c_RequestClick</text:span></text:p><text:p text:style-name="P3"><text:span text:style-name="T1"><text:s text:c="4"/></text:span><text:span text:style-name="T1">Else:</text:span></text:p><text:p text:style-name="P3"><text:span text:style-name="T1"><text:s text:c="9"/></text:span><text:span text:style-name="T1">Prompt→ c_RequestCode</text:span></text:p><text:p text:style-name="P3"><text:span text:style-name="T1"/></text:p><text:p text:style-name="P3"><text:span text:style-name="T1">(13) c_ReturnClick:</text:span></text:p><text:p text:style-name="P3"><text:span text:style-name="T1"><text:s text:c="5"/></text:span><text:span text:style-name="T1">If state == waiting for click</text:span></text:p><text:p text:style-name="P3"><text:span text:style-name="T1"><text:s text:c="8"/></text:span><text:span text:style-name="T1">State = idle</text:span></text:p><text:p text:style-name="P3"><text:span text:style-name="T1"><text:s text:c="8"/></text:span><text:span text:style-name="T1">Viewport → cast spell</text:span></text:p><text:p text:style-name="P3"><text:span text:style-name="T1"><text:s text:c="8"/></text:span><text:span text:style-name="T1">Prompt→c_RequestCode</text:span></text:p><text:p text:style-name="P3"><text:span text:style-name="T1"><text:s text:c="4"/></text:span><text:span text:style-name="T1">v</text:span></text:p><draw:enhanced-geometry svg:viewBox="0 0 21600 21600" draw:type="rectangle" draw:enhanced-path="M 0 0 L 21600 0 21600 21600 0 21600 0 0 Z N"/></draw:custom-shape><draw:custom-shape text:anchor-type="paragraph" draw:z-index="133" draw:name="Shape 58" draw:style-name="gr3" draw:text-style-name="P4" svg:width="2.5598in" svg:height="2.9539in" svg:x="3.5354in" svg:y="5.7091in"><text:p text:style-name="P3"><text:span text:style-name="T1">(10) c_RequestClick:</text:span></text:p><text:p text:style-name="P3"><text:span text:style-name="T1"><text:s text:c="4"/></text:span><text:span text:style-name="T1">State = waiting for click</text:span></text:p><text:p text:style-name="P3"><text:span text:style-name="T1"/></text:p><text:p text:style-name="P3"><text:span text:style-name="T1">(11) v_OnMouse:</text:span></text:p><text:p text:style-name="P3"><text:span text:style-name="T1"><text:s text:c="4"/></text:span><text:span text:style-name="T1">If state = waiting for click:</text:span></text:p><text:p text:style-name="P3"><text:span text:style-name="T1"><text:s text:c="8"/></text:span><text:span text:style-name="T1">State = idle</text:span></text:p><text:p text:style-name="P3"><text:span text:style-name="T1"><text:s text:c="8"/></text:span><text:span text:style-name="T1">Spellbar→ c_ReturnClick</text:span></text:p><text:p text:style-name="P3"><text:span text:style-name="T1"/></text:p><text:p text:style-name="P3"><text:span text:style-name="T1">(12) c_CastSpell:</text:span></text:p><text:p text:style-name="P3"><text:span text:style-name="T1"><text:s text:c="8"/></text:span><text:span text:style-name="T1">Draw something to the screen</text:span></text:p><text:p text:style-name="P3"><text:span text:style-name="T1"/></text:p><text:p text:style-name="P3"><text:span text:style-name="T1"/></text:p><draw:enhanced-geometry svg:viewBox="0 0 21600 21600" draw:type="rectangle" draw:enhanced-path="M 0 0 L 21600 0 21600 21600 0 21600 0 0 Z N"/></draw:custom-shape><draw:custom-shape text:anchor-type="paragraph" draw:z-index="134" draw:name="Shape 59" draw:style-name="gr2" draw:text-style-name="P4" svg:width="2.5598in" svg:height="1.6504in" svg:x="7.7209in" svg:y="6.8154in"><text:p text:style-name="P3"><text:span text:style-name="T1">(1) c_PutChar</text:span></text:p><text:p text:style-name="P3"><text:span text:style-name="T1">(2) c_ReturnCode</text:span></text:p><text:p text:style-name="P3"><text:span text:style-name="T1">(3) c_ActivateSpell</text:span></text:p><text:p text:style-name="P3"><text:span text:style-name="T1">(4) c_SetCurrentSpell</text:span></text:p><text:p text:style-name="P3"><text:span text:style-name="T1">(5) c_RequestAnswer</text:span></text:p><text:p text:style-name="P3"><text:span text:style-name="T1">(6) c_RequestCode</text:span></text:p><text:p text:style-name="P3"><text:span text:style-name="T1">(7, 8) c_ReturnAnswer</text:span></text:p><text:p text:style-name="P3"><text:span text:style-name="T1">(9, 10) c_RequestClick</text:span></text:p><text:p text:style-name="P3"><text:span text:style-name="T1">(11) v_OnMouse (not a command)</text:span></text:p><text:p text:style-name="P3"><text:span text:style-name="T1">(12, 13) c_ReturnClick</text:span></text:p><text:p text:style-name="P3"><text:span text:style-name="T1">(14) c_CastSpell</text:span></text:p><text:p text:style-name="P3"><text:span text:style-name="T1"/></text:p><draw:enhanced-geometry svg:viewBox="0 0 21600 21600" draw:type="rectangle" draw:enhanced-path="M 0 0 L 21600 0 21600 21600 0 21600 0 0 Z N"/></draw:custom-shape><draw:custom-shape text:anchor-type="paragraph" draw:z-index="135" draw:name="Shape 60" draw:style-name="gr1" draw:text-style-name="P2" svg:width="0.5906in" svg:height="0.1969in" svg:x="7.7209in" svg:y="6.6189in"><text:p text:style-name="P1"><text:span text:style-name="T1">Command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3:12:36.922000000</meta:creation-date>
    <dc:date>2024-08-23T16:56:58.554287488</dc:date>
    <meta:editing-duration>PT4H32M20S</meta:editing-duration>
    <meta:editing-cycles>9</meta:editing-cycles>
    <meta:generator>LibreOffice/7.5.9.2$Linux_X86_64 LibreOffice_project/5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